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  <style:style style:family="table" style:name="a61f57e">
      <style:table-properties style:width="6.692in" table:align="margins"/>
    </style:style>
    <style:style style:family="table-column" style:name="a69d6da"/>
    <style:style style:family="table-cell" style:name="af859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4f99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4645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416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0b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e0a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0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03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b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c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b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4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e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a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7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0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2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c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4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5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b1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9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f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2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b4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7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88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d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7c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c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13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2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a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4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1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f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8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8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2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5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6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a8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4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9c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1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548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f6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1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2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2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4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b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6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a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e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b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0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6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6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c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a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5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0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f8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f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c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0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78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7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ee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8b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6b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aa8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9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9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ce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e9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f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a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1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b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4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a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e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a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1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a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f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e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8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53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c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a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e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a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1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5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0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0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b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3b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5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6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6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e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9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5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3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1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2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7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e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6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2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a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54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2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b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e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2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3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8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b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5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8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7c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3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5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8d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9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be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91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d6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0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5a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1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a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9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5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a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f8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2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6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6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4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d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2e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f3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01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f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1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9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8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1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94">
      <style:table-cell-properties fo:wrap-option="wrap"/>
      <style:text-properties fo:color="#000000" fo:font-size="11.0pt" style:font-name="Calibri"/>
    </style:style>
    <style:style style:family="table-cell" style:name="a04739f">
      <style:table-cell-properties fo:wrap-option="wrap"/>
      <style:text-properties fo:color="#000000" fo:font-size="11.0pt" style:font-name="Calibri"/>
    </style:style>
    <style:style style:family="table" style:name="ad62e46">
      <style:table-properties style:width="6.692in" table:align="margins"/>
    </style:style>
    <style:style style:family="table-column" style:name="aacf55a"/>
    <style:style style:family="table-cell" style:name="a12284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040e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1566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ca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a21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0cde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3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d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5d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a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6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65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9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5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5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2e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5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b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2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9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0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1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a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ea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cc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b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64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c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6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9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29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e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1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6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1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f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6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d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5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7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13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b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c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de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7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0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3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d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b0d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5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b3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1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b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c4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a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d1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a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c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4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8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c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f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7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ad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b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6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b3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c6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2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53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d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a9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14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6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7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9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d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5f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1e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4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7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c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7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5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5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b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93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6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f4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2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4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1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0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0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48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7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5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4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75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e5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5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4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5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5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0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7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5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7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8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f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2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c6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b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d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f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7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c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4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e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c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9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0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fa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2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a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c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84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a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34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5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d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0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07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78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c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1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7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3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1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b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8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5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4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4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d0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0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8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b3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5e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1a9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f3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fa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8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612">
      <style:table-cell-properties fo:wrap-option="wrap"/>
      <style:text-properties fo:color="#000000" fo:font-size="11.0pt" style:font-name="Calibri"/>
    </style:style>
    <style:style style:family="table-cell" style:name="acf1cfb">
      <style:table-cell-properties fo:wrap-option="wrap"/>
      <style:text-properties fo:color="#000000" fo:font-size="11.0pt" style:font-name="Calibri"/>
    </style:style>
    <style:style style:family="table" style:name="a921a7a">
      <style:table-properties style:width="6.692in" table:align="margins"/>
    </style:style>
    <style:style style:family="table-column" style:name="a3a8c1b"/>
    <style:style style:family="table-cell" style:name="af3ec6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d37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4912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64c0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a2f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ffc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67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2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aa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6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6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116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9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4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0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85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4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9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a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45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8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f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6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d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7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4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a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f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8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53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40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2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e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a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1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8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b8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2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f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0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2a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e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1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5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7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6e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b2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a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65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6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9c4f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f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33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d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f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a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b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e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1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4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6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7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93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7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2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a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e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8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0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8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4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3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f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a6d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6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1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8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90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3ed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5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c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d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b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ec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e9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7a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0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e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3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8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d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5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8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0b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7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5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2d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8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96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82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6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de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f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3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3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b3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9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9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b4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8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0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5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e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f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d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1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6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6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2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1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9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9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8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5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9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d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b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b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2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a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9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c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9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40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2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3d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3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9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9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4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719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b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2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2d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1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3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db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1b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bb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c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0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d1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6a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1e7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be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c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a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42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6e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f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073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7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7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3d">
      <style:table-cell-properties fo:wrap-option="wrap"/>
      <style:text-properties fo:color="#000000" fo:font-size="11.0pt" style:font-name="Calibri"/>
    </style:style>
    <style:style style:family="table-cell" style:name="a43caae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921a7a">
        <table:table-column table:number-columns-repeated="5"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style-name="a3a8c1b"/>
        <table:table-column table:number-columns-repeated="11" table:style-name="a3a8c1b"/>
        <table:table-column table:style-name="a3a8c1b"/>
        <table:table-row>
          <table:table-cell/>
          <table:table-cell office:string-value="1ère année de licence" office:value-type="string" table:number-columns-spanned="4" table:number-rows-spanned="1" table:style-name="af3ec61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10d373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a49120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f64c0f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3a2f31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6ffc49">
            <text:p>Matière</text:p>
          </table:table-cell>
          <table:table-cell office:string-value="code Apogée" office:value-type="string" table:number-rows-spanned="1" table:style-name="aa767a4">
            <text:p>code Apogée</text:p>
          </table:table-cell>
          <table:table-cell office:string-value="Responsable UE 2016-2017" office:value-type="string" table:number-rows-spanned="1" table:style-name="a77527a">
            <text:p>Responsable UE 2016-2017</text:p>
          </table:table-cell>
          <table:table-cell office:string-value="Intervenants 2016-2017" office:value-type="string" table:number-rows-spanned="1" table:style-name="a10aa9a">
            <text:p>Intervenants 2016-2017</text:p>
          </table:table-cell>
          <table:table-cell office:string-value="COURS" office:value-type="string" table:number-rows-spanned="1" table:style-name="ad1f9bc">
            <text:p>COURS</text:p>
          </table:table-cell>
          <table:table-cell office:string-value="TD ou cours-TD" office:value-type="string" table:number-rows-spanned="1" table:style-name="a5946c5">
            <text:p>TD ou cours-TD</text:p>
          </table:table-cell>
          <table:table-cell office:string-value="TP ou cours-TP" office:value-type="string" table:number-rows-spanned="1" table:style-name="a4bd6c3">
            <text:p>TP ou cours-TP</text:p>
          </table:table-cell>
          <table:table-cell office:string-value="Nombre de groupes indicatif" office:value-type="string" table:number-rows-spanned="1" table:style-name="afc116c">
            <text:p>Nombre de groupes indicatif</text:p>
          </table:table-cell>
          <table:table-cell office:string-value="Choix Cours" office:value-type="string" table:number-rows-spanned="1" table:style-name="a9f8962">
            <text:p>Choix Cours</text:p>
          </table:table-cell>
          <table:table-cell office:string-value="Choix TD/CMTD" office:value-type="string" table:number-rows-spanned="1" table:style-name="a1f67a3">
            <text:p>Choix TD/CMTD</text:p>
          </table:table-cell>
          <table:table-cell office:string-value="Choix TP/CMTP" office:value-type="string" table:number-rows-spanned="1" table:style-name="a6a849d">
            <text:p>Choix TP/CMTP</text:p>
          </table:table-cell>
          <table:table-cell office:string-value="Nombre de TD/TP souhaités" office:value-type="string" table:number-rows-spanned="1" table:style-name="a4320a1">
            <text:p>Nombre de TD/TP souhaités</text:p>
          </table:table-cell>
          <table:table-cell office:string-value="Nombre d'années d'enseignement de la matière" office:value-type="string" table:number-rows-spanned="1" table:style-name="a689851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23ce9a">
            <text:p>Matière</text:p>
          </table:table-cell>
          <table:table-cell office:string-value="code Apogée" office:value-type="string" table:number-rows-spanned="1" table:style-name="a0d7af6">
            <text:p>code Apogée</text:p>
          </table:table-cell>
          <table:table-cell office:string-value="Responsable UE 2016-2017" office:value-type="string" table:number-rows-spanned="1" table:style-name="a70e062">
            <text:p>Responsable UE 2016-2017</text:p>
          </table:table-cell>
          <table:table-cell office:string-value="Intervenants 2016-2017" office:value-type="string" table:number-rows-spanned="1" table:style-name="ab69e78">
            <text:p>Intervenants 2016-2017</text:p>
          </table:table-cell>
          <table:table-cell office:string-value="COURS" office:value-type="string" table:number-rows-spanned="1" table:style-name="ad9f39b">
            <text:p>COURS</text:p>
          </table:table-cell>
          <table:table-cell office:string-value="TD ou cours-TD" office:value-type="string" table:number-rows-spanned="1" table:style-name="a93c215">
            <text:p>TD ou cours-TD</text:p>
          </table:table-cell>
          <table:table-cell office:string-value="TP ou cours-TP" office:value-type="string" table:number-rows-spanned="1" table:style-name="afafa01">
            <text:p>TP ou cours-TP</text:p>
          </table:table-cell>
          <table:table-cell office:string-value="Nombre de groupes indicatif" office:value-type="string" table:number-rows-spanned="1" table:style-name="adfc825">
            <text:p>Nombre de groupes indicatif</text:p>
          </table:table-cell>
          <table:table-cell office:string-value="Choix Cours" office:value-type="string" table:number-rows-spanned="1" table:style-name="a6918c4">
            <text:p>Choix Cours</text:p>
          </table:table-cell>
          <table:table-cell office:string-value="Choix TD/CMTD" office:value-type="string" table:number-rows-spanned="1" table:style-name="a30dd4b">
            <text:p>Choix TD/CMTD</text:p>
          </table:table-cell>
          <table:table-cell office:string-value="Choix TP/CMTP" office:value-type="string" table:number-rows-spanned="1" table:style-name="a7f35f1">
            <text:p>Choix TP/CMTP</text:p>
          </table:table-cell>
          <table:table-cell office:string-value="Nombre de TD/TP souhaités" office:value-type="string" table:number-rows-spanned="1" table:style-name="a585848">
            <text:p>Nombre de TD/TP souhaités</text:p>
          </table:table-cell>
          <table:table-cell office:string-value="Nombre d'années d'enseignement de la matière" office:value-type="string" table:number-rows-spanned="1" table:style-name="a4ec0b5">
            <text:p>Nombre d'années d'enseignement de la matière</text:p>
          </table:table-cell>
        </table:table-row>
        <table:table-row>
          <table:table-cell/>
          <table:table-cell office:string-value="PRE-RENTREE : &#13;&#10;Mathématiques" office:value-type="string" table:number-rows-spanned="1" table:style-name="a241481">
            <text:p>PRE-RENTREE : <text:line-break/>Mathématiques</text:p>
          </table:table-cell>
          <table:table-cell office:string-value="A1PREMA" office:value-type="string" table:number-rows-spanned="1" table:style-name="aace4c8">
            <text:p>A1PREMA</text:p>
          </table:table-cell>
          <table:table-cell office:string-value="Pasquignon" office:value-type="string" table:number-rows-spanned="1" table:style-name="aab59c2">
            <text:p>Pasquignon</text:p>
          </table:table-cell>
          <table:table-cell office:string-value="Huveneers&#13;&#10;Lamboley&#13;&#10;Vialard&#13;&#10;Legendre" office:value-type="string" table:number-rows-spanned="1" table:style-name="a84e1d2">
            <text:p>Huveneers<text:line-break/>Lamboley<text:line-break/>Vialard<text:line-break/>Legendre</text:p>
          </table:table-cell>
          <table:table-cell table:number-rows-spanned="1" table:style-name="ada8f56"/>
          <table:table-cell office:string-value="15.0h CMTD" office:value-type="string" table:number-rows-spanned="1" table:style-name="adaa82d">
            <text:p>15.0h CMTD</text:p>
          </table:table-cell>
          <table:table-cell table:number-rows-spanned="1" table:style-name="a79b023"/>
          <table:table-cell office:string-value="6 CMTD" office:value-type="string" table:number-rows-spanned="1" table:style-name="a0f455e">
            <text:p>6 CMTD</text:p>
          </table:table-cell>
          <table:table-cell table:number-rows-spanned="1" table:style-name="ae14830"/>
          <table:table-cell table:number-rows-spanned="1" table:style-name="a81cf3f"/>
          <table:table-cell table:number-rows-spanned="1" table:style-name="a14b2f2"/>
          <table:table-cell table:number-rows-spanned="1" table:style-name="afd6de7"/>
          <table:table-cell table:number-rows-spanned="1" table:style-name="aae8d68"/>
          <table:table-cell table:number-rows-spanned="1"/>
          <table:table-cell office:string-value="Analyse 2" office:value-type="string" table:number-rows-spanned="1" table:style-name="a227e13">
            <text:p>Analyse 2</text:p>
          </table:table-cell>
          <table:table-cell office:string-value="A1DEM08" office:value-type="string" table:number-rows-spanned="1" table:style-name="ac75182">
            <text:p>A1DEM08</text:p>
          </table:table-cell>
          <table:table-cell office:string-value="Lebourg" office:value-type="string" table:number-rows-spanned="1" table:style-name="a3cac73">
            <text:p>Lebourg</text:p>
          </table:table-cell>
          <table:table-cell office:string-value="Lebourg CM&#13;&#10;Rammal&#13;&#10;Schaison&#13;&#10;Hadikhanloo&#13;&#10;Massetti" office:value-type="string" table:number-rows-spanned="1" table:style-name="a97debc">
            <text:p>Lebourg CM<text:line-break/>Rammal<text:line-break/>Schaison<text:line-break/>Hadikhanloo<text:line-break/>Massetti</text:p>
          </table:table-cell>
          <table:table-cell office:string-value="19.5h CM" office:value-type="string" table:number-rows-spanned="1" table:style-name="abdbec3">
            <text:p>19.5h CM</text:p>
          </table:table-cell>
          <table:table-cell office:string-value="39.0h CMTD" office:value-type="string" table:number-rows-spanned="1" table:style-name="a571577">
            <text:p>39.0h CMTD</text:p>
          </table:table-cell>
          <table:table-cell table:number-rows-spanned="1" table:style-name="a7da5a7"/>
          <table:table-cell office:string-value="6" office:value-type="string" table:number-rows-spanned="1" table:style-name="a9d2d51">
            <text:p>6</text:p>
          </table:table-cell>
          <table:table-cell table:number-rows-spanned="1" table:style-name="aff63ca"/>
          <table:table-cell table:number-rows-spanned="1" table:style-name="a9389a1"/>
          <table:table-cell table:number-rows-spanned="1" table:style-name="ae92efd"/>
          <table:table-cell table:number-rows-spanned="1" table:style-name="a34e957"/>
          <table:table-cell table:number-rows-spanned="1" table:style-name="a329641"/>
        </table:table-row>
        <table:table-row>
          <table:table-cell/>
          <table:table-cell office:string-value="Analyse1" office:value-type="string" table:number-rows-spanned="1" table:style-name="a9ce7b3">
            <text:p>Analyse1</text:p>
          </table:table-cell>
          <table:table-cell office:string-value="A1DEM01" office:value-type="string" table:number-rows-spanned="1" table:style-name="a0cfe0a">
            <text:p>A1DEM01</text:p>
          </table:table-cell>
          <table:table-cell office:string-value="Simenhaus" office:value-type="string" table:number-rows-spanned="1" table:style-name="aeea482">
            <text:p>Simenhaus</text:p>
          </table:table-cell>
          <table:table-cell office:string-value="Legendre&#13;&#10;Lamboley&#13;&#10;Attouchi&#13;&#10;Simenhaus&#13;&#10;Boussion&#13;&#10;Truchot" office:value-type="string" table:number-rows-spanned="1" table:style-name="a0f1fa1">
            <text:p>Legendre<text:line-break/>Lamboley<text:line-break/>Attouchi<text:line-break/>Simenhaus<text:line-break/>Boussion<text:line-break/>Truchot</text:p>
          </table:table-cell>
          <table:table-cell table:number-rows-spanned="1" table:style-name="a35da8c"/>
          <table:table-cell office:string-value="72.0h CMTD" office:value-type="string" table:number-rows-spanned="1" table:style-name="a5ffba3">
            <text:p>72.0h CMTD</text:p>
          </table:table-cell>
          <table:table-cell table:number-rows-spanned="1" table:style-name="a0de84b"/>
          <table:table-cell office:string-value="6 CMTD" office:value-type="string" table:number-rows-spanned="1" table:style-name="a41539e">
            <text:p>6 CMTD</text:p>
          </table:table-cell>
          <table:table-cell table:number-rows-spanned="1" table:style-name="ac90466"/>
          <table:table-cell table:number-rows-spanned="1" table:style-name="a8040cc"/>
          <table:table-cell table:number-rows-spanned="1" table:style-name="a0ca5a3"/>
          <table:table-cell table:number-rows-spanned="1" table:style-name="a62abe4"/>
          <table:table-cell table:number-rows-spanned="1" table:style-name="a299229"/>
          <table:table-cell table:number-rows-spanned="1"/>
          <table:table-cell office:string-value="Algèbre linéaire 2" office:value-type="string" table:number-rows-spanned="1" table:style-name="adf0a57">
            <text:p>Algèbre linéaire 2</text:p>
          </table:table-cell>
          <table:table-cell office:string-value="A1DEM09" office:value-type="string" table:number-rows-spanned="1" table:style-name="a75829c">
            <text:p>A1DEM09</text:p>
          </table:table-cell>
          <table:table-cell office:string-value="Vialard" office:value-type="string" table:number-rows-spanned="1" table:style-name="ab3bc3e">
            <text:p>Vialard</text:p>
          </table:table-cell>
          <table:table-cell office:string-value="Vialard CM&#13;&#10;Rammal&#13;&#10;Fu Ying&#13;&#10;Coron&#13;&#10;Macasieb&#13;&#10;Schaison&#13;&#10;Fu" office:value-type="string" table:number-rows-spanned="1" table:style-name="a65f1c4">
            <text:p>Vialard CM<text:line-break/>Rammal<text:line-break/>Fu Ying<text:line-break/>Coron<text:line-break/>Macasieb<text:line-break/>Schaison<text:line-break/>Fu</text:p>
          </table:table-cell>
          <table:table-cell office:string-value="19.5h CM" office:value-type="string" table:number-rows-spanned="1" table:style-name="a96a9b7">
            <text:p>19.5h CM</text:p>
          </table:table-cell>
          <table:table-cell office:string-value="39.0h CMTD" office:value-type="string" table:number-rows-spanned="1" table:style-name="aeaa6f9">
            <text:p>39.0h CMTD</text:p>
          </table:table-cell>
          <table:table-cell table:number-rows-spanned="1" table:style-name="ac5deec"/>
          <table:table-cell office:string-value="6" office:value-type="string" table:number-rows-spanned="1" table:style-name="ac7ffa2">
            <text:p>6</text:p>
          </table:table-cell>
          <table:table-cell table:number-rows-spanned="1" table:style-name="a4086b4"/>
          <table:table-cell table:number-rows-spanned="1" table:style-name="a3ade7a"/>
          <table:table-cell table:number-rows-spanned="1" table:style-name="a80bf76"/>
          <table:table-cell table:number-rows-spanned="1" table:style-name="a4d7964"/>
          <table:table-cell table:number-rows-spanned="1" table:style-name="ac603ff"/>
        </table:table-row>
        <table:table-row>
          <table:table-cell/>
          <table:table-cell office:string-value="Algèbre linéaire 1" office:value-type="string" table:number-rows-spanned="1" table:style-name="a0e0eb4">
            <text:p>Algèbre linéaire 1</text:p>
          </table:table-cell>
          <table:table-cell office:string-value="A1DEM02" office:value-type="string" table:number-rows-spanned="1" table:style-name="acca6c9">
            <text:p>A1DEM02</text:p>
          </table:table-cell>
          <table:table-cell office:string-value="Pasquignon" office:value-type="string" table:number-rows-spanned="1" table:style-name="af91429">
            <text:p>Pasquignon</text:p>
          </table:table-cell>
          <table:table-cell office:string-value="Tamzali-Lafond&#13;&#10;Henon&#13;&#10;Pasquignon&#13;&#10;Taleng&#13;&#10;Pasquignon&#13;&#10;Vialard" office:value-type="string" table:number-rows-spanned="1" table:style-name="a0d5bf8">
            <text:p>Tamzali-Lafond<text:line-break/>Henon<text:line-break/>Pasquignon<text:line-break/>Taleng<text:line-break/>Pasquignon<text:line-break/>Vialard</text:p>
          </table:table-cell>
          <table:table-cell table:number-rows-spanned="1" table:style-name="a31c2c4"/>
          <table:table-cell office:string-value="72.0h CMTD" office:value-type="string" table:number-rows-spanned="1" table:style-name="ac917af">
            <text:p>72.0h CMTD</text:p>
          </table:table-cell>
          <table:table-cell table:number-rows-spanned="1" table:style-name="a9c289d"/>
          <table:table-cell office:string-value="6 CMTD" office:value-type="string" table:number-rows-spanned="1" table:style-name="a33b877">
            <text:p>6 CMTD</text:p>
          </table:table-cell>
          <table:table-cell table:number-rows-spanned="1" table:style-name="a393f8b"/>
          <table:table-cell table:number-rows-spanned="1" table:style-name="aafb72d"/>
          <table:table-cell table:number-rows-spanned="1" table:style-name="a2632f6"/>
          <table:table-cell table:number-rows-spanned="1" table:style-name="a500267"/>
          <table:table-cell table:number-rows-spanned="1" table:style-name="a709878"/>
          <table:table-cell table:number-rows-spanned="1"/>
          <table:table-cell office:string-value="Algorithmique et programmation 2" office:value-type="string" table:number-rows-spanned="1" table:style-name="a78034e">
            <text:p>Algorithmique et programmation 2</text:p>
          </table:table-cell>
          <table:table-cell office:string-value="A1DEM11" office:value-type="string" table:number-rows-spanned="1" table:style-name="a0cb3ad">
            <text:p>A1DEM11</text:p>
          </table:table-cell>
          <table:table-cell office:string-value="Cazenave" office:value-type="string" table:number-rows-spanned="1" table:style-name="a34ec8f">
            <text:p>Cazenave</text:p>
          </table:table-cell>
          <table:table-cell office:string-value="Cazenave CM&#13;&#10;Jamain&#13;&#10;Pontoizeau&#13;&#10;Ternier&#13;&#10;Labernia&#13;&#10;Haddad&#13;&#10;Tlilane" office:value-type="string" table:number-rows-spanned="1" table:style-name="a4808b7">
            <text:p>Cazenave CM<text:line-break/>Jamain<text:line-break/>Pontoizeau<text:line-break/>Ternier<text:line-break/>Labernia<text:line-break/>Haddad<text:line-break/>Tlilane</text:p>
          </table:table-cell>
          <table:table-cell office:string-value="19.5h CM" office:value-type="string" table:number-rows-spanned="1" table:style-name="a5909b2">
            <text:p>19.5h CM</text:p>
          </table:table-cell>
          <table:table-cell office:string-value="19.5h TD" office:value-type="string" table:number-rows-spanned="1" table:style-name="aed8274">
            <text:p>19.5h TD</text:p>
          </table:table-cell>
          <table:table-cell table:number-rows-spanned="1" table:style-name="a1499c7"/>
          <table:table-cell office:string-value="6" office:value-type="string" table:number-rows-spanned="1" table:style-name="af6b4e8">
            <text:p>6</text:p>
          </table:table-cell>
          <table:table-cell table:number-rows-spanned="1" table:style-name="ab0226b"/>
          <table:table-cell table:number-rows-spanned="1" table:style-name="a3fcdf2"/>
          <table:table-cell table:number-rows-spanned="1" table:style-name="a20a943"/>
          <table:table-cell table:number-rows-spanned="1" table:style-name="a5933e6"/>
          <table:table-cell table:number-rows-spanned="1" table:style-name="a0737a4"/>
        </table:table-row>
        <table:table-row>
          <table:table-cell/>
          <table:table-cell office:string-value="Algorithmique et programmation 1" office:value-type="string" table:number-rows-spanned="1" table:style-name="ae48f7c">
            <text:p>Algorithmique et programmation 1</text:p>
          </table:table-cell>
          <table:table-cell office:string-value="A1DEM03" office:value-type="string" table:number-rows-spanned="1" table:style-name="a5fc756">
            <text:p>A1DEM03</text:p>
          </table:table-cell>
          <table:table-cell office:string-value="Colazzo" office:value-type="string" table:number-rows-spanned="1" table:style-name="a7dca89">
            <text:p>Colazzo</text:p>
          </table:table-cell>
          <table:table-cell office:string-value="Colazzo CM&#13;&#10;Raksanyi&#13;&#10;Gabrel-Willemin&#13;&#10;Murat&#13;&#10;Manouvrier&#13;&#10;Arib" office:value-type="string" table:number-rows-spanned="1" table:style-name="a2d8a64">
            <text:p>Colazzo CM<text:line-break/>Raksanyi<text:line-break/>Gabrel-Willemin<text:line-break/>Murat<text:line-break/>Manouvrier<text:line-break/>Arib</text:p>
          </table:table-cell>
          <table:table-cell table:number-rows-spanned="1" table:style-name="adbd009"/>
          <table:table-cell office:string-value="30.0h CMTD" office:value-type="string" table:number-rows-spanned="1" table:style-name="acc2afb">
            <text:p>30.0h CMTD</text:p>
          </table:table-cell>
          <table:table-cell office:string-value="30.0h CMTP" office:value-type="string" table:number-rows-spanned="1" table:style-name="a09efd4">
            <text:p>30.0h CMTP</text:p>
          </table:table-cell>
          <table:table-cell office:string-value="6 CMTD et 6 CMTP" office:value-type="string" table:number-rows-spanned="1" table:style-name="aac8aee">
            <text:p>6 CMTD et 6 CMTP</text:p>
          </table:table-cell>
          <table:table-cell table:number-rows-spanned="1" table:style-name="a4ea28f"/>
          <table:table-cell table:number-rows-spanned="1" table:style-name="a17eec7"/>
          <table:table-cell table:number-rows-spanned="1" table:style-name="ac917fa"/>
          <table:table-cell table:number-rows-spanned="1" table:style-name="aad78a4"/>
          <table:table-cell table:number-rows-spanned="1" table:style-name="a511589"/>
          <table:table-cell table:number-rows-spanned="1"/>
          <table:table-cell office:string-value="Modélisation et applications des mathématiques" office:value-type="string" table:number-rows-spanned="1" table:style-name="a38a883">
            <text:p>Modélisation et applications des mathématiques</text:p>
          </table:table-cell>
          <table:table-cell office:string-value="A1DEM10" office:value-type="string" table:number-rows-spanned="1" table:style-name="a410e85">
            <text:p>A1DEM10</text:p>
          </table:table-cell>
          <table:table-cell office:string-value="Boussion" office:value-type="string" table:number-rows-spanned="1" table:style-name="a9d9666">
            <text:p>Boussion</text:p>
          </table:table-cell>
          <table:table-cell office:string-value="Boussion CM&#13;&#10;Genadot&#13;&#10;Leboucher&#13;&#10;Le Cousin" office:value-type="string" table:number-rows-spanned="1" table:style-name="ad5be12">
            <text:p>Boussion CM<text:line-break/>Genadot<text:line-break/>Leboucher<text:line-break/>Le Cousin</text:p>
          </table:table-cell>
          <table:table-cell office:string-value="19.5h CM" office:value-type="string" table:number-rows-spanned="1" table:style-name="ad3de8a">
            <text:p>19.5h CM</text:p>
          </table:table-cell>
          <table:table-cell office:string-value="19.5h TD" office:value-type="string" table:number-rows-spanned="1" table:style-name="a5fb56b">
            <text:p>19.5h TD</text:p>
          </table:table-cell>
          <table:table-cell table:number-rows-spanned="1" table:style-name="adbde75"/>
          <table:table-cell office:string-value="6" office:value-type="string" table:number-rows-spanned="1" table:style-name="a68146b">
            <text:p>6</text:p>
          </table:table-cell>
          <table:table-cell table:number-rows-spanned="1" table:style-name="ae4bf0a"/>
          <table:table-cell table:number-rows-spanned="1" table:style-name="a10d28c"/>
          <table:table-cell table:number-rows-spanned="1" table:style-name="ab2a73c"/>
          <table:table-cell table:number-rows-spanned="1" table:style-name="a9deb2c"/>
          <table:table-cell table:number-rows-spanned="1" table:style-name="aac6d0e"/>
        </table:table-row>
        <table:table-row>
          <table:table-cell/>
          <table:table-cell office:string-value="Introduction à la microéconomie" office:value-type="string" table:number-rows-spanned="1" table:style-name="aae678a">
            <text:p>Introduction à la microéconomie</text:p>
          </table:table-cell>
          <table:table-cell office:string-value="A1DEM04" office:value-type="string" table:number-rows-spanned="1" table:style-name="a094246">
            <text:p>A1DEM04</text:p>
          </table:table-cell>
          <table:table-cell office:string-value="De Vreyer" office:value-type="string" table:number-rows-spanned="1" table:style-name="ab535fe">
            <text:p>De Vreyer</text:p>
          </table:table-cell>
          <table:table-cell office:string-value="De Vreyer CM&#13;&#10;Brembilla&#13;&#10;Laffineur&#13;&#10;Morcillo" office:value-type="string" table:number-rows-spanned="1" table:style-name="a3875ee">
            <text:p>De Vreyer CM<text:line-break/>Brembilla<text:line-break/>Laffineur<text:line-break/>Morcillo</text:p>
          </table:table-cell>
          <table:table-cell office:string-value="19.5h CM" office:value-type="string" table:number-rows-spanned="1" table:style-name="a25ee2f">
            <text:p>19.5h CM</text:p>
          </table:table-cell>
          <table:table-cell office:string-value="19.5h TD" office:value-type="string" table:number-rows-spanned="1" table:style-name="a696eb9">
            <text:p>19.5h TD</text:p>
          </table:table-cell>
          <table:table-cell table:number-rows-spanned="1" table:style-name="a78b927"/>
          <table:table-cell office:string-value="6 TD" office:value-type="string" table:number-rows-spanned="1" table:style-name="a12b242">
            <text:p>6 TD</text:p>
          </table:table-cell>
          <table:table-cell table:number-rows-spanned="1" table:style-name="a8611a3"/>
          <table:table-cell table:number-rows-spanned="1" table:style-name="a879386"/>
          <table:table-cell table:number-rows-spanned="1" table:style-name="a3d5a9b"/>
          <table:table-cell table:number-rows-spanned="1" table:style-name="a28a0f1"/>
          <table:table-cell table:number-rows-spanned="1" table:style-name="ae6249f"/>
          <table:table-cell table:number-rows-spanned="1"/>
          <table:table-cell office:string-value="Outils en informatique&#13;&#10;- Outils de l'internet" office:value-type="string" table:number-rows-spanned="1" table:style-name="a5870e7">
            <text:p>Outils en informatique<text:line-break/>- Outils de l'internet</text:p>
          </table:table-cell>
          <table:table-cell office:string-value="A1DEM14" office:value-type="string" table:number-rows-spanned="1" table:style-name="a471291">
            <text:p>A1DEM14</text:p>
          </table:table-cell>
          <table:table-cell office:string-value="Mayag" office:value-type="string" table:number-rows-spanned="1" table:style-name="a1a6eb1">
            <text:p>Mayag</text:p>
          </table:table-cell>
          <table:table-cell office:string-value="Mayag CM&#13;&#10;Belhoul&#13;&#10;Jamain&#13;&#10;Magnouche&#13;&#10;Arib" office:value-type="string" table:number-rows-spanned="1" table:style-name="ab003e3">
            <text:p>Mayag CM<text:line-break/>Belhoul<text:line-break/>Jamain<text:line-break/>Magnouche<text:line-break/>Arib</text:p>
          </table:table-cell>
          <table:table-cell office:string-value="15.0h CM" office:value-type="string" table:number-rows-spanned="1" table:style-name="ad996e5">
            <text:p>15.0h CM</text:p>
          </table:table-cell>
          <table:table-cell table:number-rows-spanned="1" table:style-name="a7ce655"/>
          <table:table-cell office:string-value="15.0h TP" office:value-type="string" table:number-rows-spanned="1" table:style-name="a5e2d97">
            <text:p>15.0h TP</text:p>
          </table:table-cell>
          <table:table-cell office:string-value="6" office:value-type="string" table:number-rows-spanned="1" table:style-name="ac81829">
            <text:p>6</text:p>
          </table:table-cell>
          <table:table-cell table:number-rows-spanned="1" table:style-name="a2c9ca4"/>
          <table:table-cell table:number-rows-spanned="1" table:style-name="a2f03b0"/>
          <table:table-cell table:number-rows-spanned="1" table:style-name="a87f57a"/>
          <table:table-cell table:number-rows-spanned="1" table:style-name="a4a5fa5"/>
          <table:table-cell table:number-rows-spanned="1" table:style-name="a738d93"/>
        </table:table-row>
        <table:table-row>
          <table:table-cell/>
          <table:table-cell office:string-value="Problèmes économiques" office:value-type="string" table:number-rows-spanned="1" table:style-name="a825ad9">
            <text:p>Problèmes économiques</text:p>
          </table:table-cell>
          <table:table-cell office:string-value="A1DEM06" office:value-type="string" table:number-rows-spanned="1" table:style-name="ae96c8e">
            <text:p>A1DEM06</text:p>
          </table:table-cell>
          <table:table-cell office:string-value="Dieudonne" office:value-type="string" table:number-rows-spanned="1" table:style-name="aa64401">
            <text:p>Dieudonne</text:p>
          </table:table-cell>
          <table:table-cell office:string-value="Dieudonne" office:value-type="string" table:number-rows-spanned="1" table:style-name="a85d13d">
            <text:p>Dieudonne</text:p>
          </table:table-cell>
          <table:table-cell office:string-value="36.0h CM" office:value-type="string" table:number-rows-spanned="1" table:style-name="ac162ea">
            <text:p>36.0h CM</text:p>
          </table:table-cell>
          <table:table-cell table:number-rows-spanned="1" table:style-name="a17652a"/>
          <table:table-cell table:number-rows-spanned="1" table:style-name="a0d6411"/>
          <table:table-cell table:number-rows-spanned="1" table:style-name="a4c9c4f"/>
          <table:table-cell table:number-rows-spanned="1" table:style-name="a53fa66"/>
          <table:table-cell table:number-rows-spanned="1" table:style-name="abd2594"/>
          <table:table-cell table:number-rows-spanned="1" table:style-name="a881ca0"/>
          <table:table-cell table:number-rows-spanned="1" table:style-name="a90829d"/>
          <table:table-cell table:number-rows-spanned="1" table:style-name="a7b9324"/>
          <table:table-cell table:number-rows-spanned="1"/>
          <table:table-cell office:string-value="Outils en informatique&#13;&#10;- Initiation à la recherche opérationnelle avec Excel" office:value-type="string" table:number-rows-spanned="1" table:style-name="a4ba20b">
            <text:p>Outils en informatique<text:line-break/>- Initiation à la recherche opérationnelle avec Excel</text:p>
          </table:table-cell>
          <table:table-cell office:string-value="A1DEM14" office:value-type="string" table:number-rows-spanned="1" table:style-name="a271ff6">
            <text:p>A1DEM14</text:p>
          </table:table-cell>
          <table:table-cell office:string-value="Mayag" office:value-type="string" table:number-rows-spanned="1" table:style-name="abd89f1">
            <text:p>Mayag</text:p>
          </table:table-cell>
          <table:table-cell office:string-value="Mayag CM&#13;&#10;Belhoul&#13;&#10;Jamain&#13;&#10;Magnouche&#13;&#10;Mouhoub&#13;&#10;Haddad" office:value-type="string" table:number-rows-spanned="1" table:style-name="a84af65">
            <text:p>Mayag CM<text:line-break/>Belhoul<text:line-break/>Jamain<text:line-break/>Magnouche<text:line-break/>Mouhoub<text:line-break/>Haddad</text:p>
          </table:table-cell>
          <table:table-cell office:string-value="3.0h CM" office:value-type="string" table:number-rows-spanned="1" table:style-name="afaf7e6">
            <text:p>3.0h CM</text:p>
          </table:table-cell>
          <table:table-cell table:number-rows-spanned="1" table:style-name="a9f09fc"/>
          <table:table-cell office:string-value="12.0h TP" office:value-type="string" table:number-rows-spanned="1" table:style-name="abe93f6">
            <text:p>12.0h TP</text:p>
          </table:table-cell>
          <table:table-cell office:string-value="6" office:value-type="string" table:number-rows-spanned="1" table:style-name="a2c8852">
            <text:p>6</text:p>
          </table:table-cell>
          <table:table-cell table:number-rows-spanned="1" table:style-name="a623b7d"/>
          <table:table-cell table:number-rows-spanned="1" table:style-name="a18af80"/>
          <table:table-cell table:number-rows-spanned="1" table:style-name="a9e2034"/>
          <table:table-cell table:number-rows-spanned="1" table:style-name="a19fe9b"/>
          <table:table-cell table:number-rows-spanned="1" table:style-name="a282534"/>
        </table:table-row>
        <table:table-row>
          <table:table-cell/>
          <table:table-cell office:string-value="Organisation des entreprisess" office:value-type="string" table:number-rows-spanned="1" table:style-name="ae027ce">
            <text:p>Organisation des entreprisess</text:p>
          </table:table-cell>
          <table:table-cell office:string-value="A1DEM07" office:value-type="string" table:number-rows-spanned="1" table:style-name="a8a33b6">
            <text:p>A1DEM07</text:p>
          </table:table-cell>
          <table:table-cell office:string-value="Servel" office:value-type="string" table:number-rows-spanned="1" table:style-name="a1f19e3">
            <text:p>Servel</text:p>
          </table:table-cell>
          <table:table-cell office:string-value="Carcassonne CM&#13;&#10;Servel CM&#13;&#10;Zouaneb&#13;&#10;Diedhiou" office:value-type="string" table:number-rows-spanned="1" table:style-name="aa4652e">
            <text:p>Carcassonne CM<text:line-break/>Servel CM<text:line-break/>Zouaneb<text:line-break/>Diedhiou</text:p>
          </table:table-cell>
          <table:table-cell office:string-value="6.0h CM" office:value-type="string" table:number-rows-spanned="1" table:style-name="a5e9d5b">
            <text:p>6.0h CM</text:p>
          </table:table-cell>
          <table:table-cell office:string-value="30.0h TD" office:value-type="string" table:number-rows-spanned="1" table:style-name="a7156cd">
            <text:p>30.0h TD</text:p>
          </table:table-cell>
          <table:table-cell table:number-rows-spanned="1" table:style-name="ac7dfa2"/>
          <table:table-cell office:string-value="2 TD" office:value-type="string" table:number-rows-spanned="1" table:style-name="a23fc14">
            <text:p>2 TD</text:p>
          </table:table-cell>
          <table:table-cell table:number-rows-spanned="1" table:style-name="a0cc8bc"/>
          <table:table-cell table:number-rows-spanned="1" table:style-name="afd970e"/>
          <table:table-cell table:number-rows-spanned="1" table:style-name="a119fc7"/>
          <table:table-cell table:number-rows-spanned="1" table:style-name="a92a894"/>
          <table:table-cell table:number-rows-spanned="1" table:style-name="a451bba"/>
          <table:table-cell table:number-rows-spanned="1"/>
          <table:table-cell office:string-value="Outils en informatique&#13;&#10;- Bases de données élémentaires" office:value-type="string" table:number-rows-spanned="1" table:style-name="ae4a566">
            <text:p>Outils en informatique<text:line-break/>- Bases de données élémentaires</text:p>
          </table:table-cell>
          <table:table-cell office:string-value="A1DEM14" office:value-type="string" table:number-rows-spanned="1" table:style-name="ac39ddd">
            <text:p>A1DEM14</text:p>
          </table:table-cell>
          <table:table-cell office:string-value="Mayag" office:value-type="string" table:number-rows-spanned="1" table:style-name="a006b73">
            <text:p>Mayag</text:p>
          </table:table-cell>
          <table:table-cell office:string-value="Mayag CM&#13;&#10;Belhoul&#13;&#10;Fu Liangliang&#13;&#10;Monnet&#13;&#10;Arib" office:value-type="string" table:number-rows-spanned="1" table:style-name="a9b5ddf">
            <text:p>Mayag CM<text:line-break/>Belhoul<text:line-break/>Fu Liangliang<text:line-break/>Monnet<text:line-break/>Arib</text:p>
          </table:table-cell>
          <table:table-cell office:string-value="3.0h CM" office:value-type="string" table:number-rows-spanned="1" table:style-name="a7cebd3">
            <text:p>3.0h CM</text:p>
          </table:table-cell>
          <table:table-cell table:number-rows-spanned="1" table:style-name="a1348c4"/>
          <table:table-cell office:string-value="12.0h TP" office:value-type="string" table:number-rows-spanned="1" table:style-name="a5cbb2a">
            <text:p>12.0h TP</text:p>
          </table:table-cell>
          <table:table-cell office:string-value="6" office:value-type="string" table:number-rows-spanned="1" table:style-name="a3e82d2">
            <text:p>6</text:p>
          </table:table-cell>
          <table:table-cell table:number-rows-spanned="1" table:style-name="a0b52b9"/>
          <table:table-cell table:number-rows-spanned="1" table:style-name="a6b4c10"/>
          <table:table-cell table:number-rows-spanned="1" table:style-name="a13f4a9"/>
          <table:table-cell table:number-rows-spanned="1" table:style-name="a88a9c5"/>
          <table:table-cell table:number-rows-spanned="1" table:style-name="a766ac3"/>
        </table:table-row>
        <table:table-row>
          <table:table-cell/>
          <table:table-cell office:string-value="Anglais 1" office:value-type="string" table:number-rows-spanned="1" table:style-name="a8cbee4">
            <text:p>Anglais 1</text:p>
          </table:table-cell>
          <table:table-cell office:string-value="A1DEM05" office:value-type="string" table:number-rows-spanned="1" table:style-name="a581d18">
            <text:p>A1DEM05</text:p>
          </table:table-cell>
          <table:table-cell office:string-value="Bourrel" office:value-type="string" table:number-rows-spanned="1" table:style-name="a7a1094">
            <text:p>Bourrel</text:p>
          </table:table-cell>
          <table:table-cell office:string-value="Lytle-Hassan&#13;&#10;Countcham&#13;&#10;Joyce&#13;&#10;Roque&#13;&#10;Pattie&#13;&#10;Whiteside&#13;&#10;Levy-Alimi" office:value-type="string" table:number-rows-spanned="1" table:style-name="a90e483">
            <text:p>Lytle-Hassan<text:line-break/>Countcham<text:line-break/>Joyce<text:line-break/>Roque<text:line-break/>Pattie<text:line-break/>Whiteside<text:line-break/>Levy-Alimi</text:p>
          </table:table-cell>
          <table:table-cell table:number-rows-spanned="1" table:style-name="afc5ad5"/>
          <table:table-cell office:string-value="18.0h CMTD" office:value-type="string" table:number-rows-spanned="1" table:style-name="a4a657a">
            <text:p>18.0h CMTD</text:p>
          </table:table-cell>
          <table:table-cell table:number-rows-spanned="1" table:style-name="a605763"/>
          <table:table-cell office:string-value="12" office:value-type="string" table:number-rows-spanned="1" table:style-name="a3e9392">
            <text:p>12</text:p>
          </table:table-cell>
          <table:table-cell table:number-rows-spanned="1" table:style-name="af78fb7"/>
          <table:table-cell table:number-rows-spanned="1" table:style-name="aa57c03"/>
          <table:table-cell table:number-rows-spanned="1" table:style-name="aec9851"/>
          <table:table-cell table:number-rows-spanned="1" table:style-name="a91e467"/>
          <table:table-cell table:number-rows-spanned="1" table:style-name="a3f1829"/>
          <table:table-cell table:number-rows-spanned="1"/>
          <table:table-cell office:string-value="Macroéconomie : analyse de long terme" office:value-type="string" table:number-rows-spanned="1" table:style-name="acb91cc">
            <text:p>Macroéconomie : analyse de long terme</text:p>
          </table:table-cell>
          <table:table-cell office:string-value="A1DEM12" office:value-type="string" table:number-rows-spanned="1" table:style-name="ad2c243">
            <text:p>A1DEM12</text:p>
          </table:table-cell>
          <table:table-cell office:string-value="Chagny" office:value-type="string" table:number-rows-spanned="1" table:style-name="adc8e85">
            <text:p>Chagny</text:p>
          </table:table-cell>
          <table:table-cell office:string-value="Chagny CM&#13;&#10;Lorre&#13;&#10;Laffineur" office:value-type="string" table:number-rows-spanned="1" table:style-name="a7c3c8c">
            <text:p>Chagny CM<text:line-break/>Lorre<text:line-break/>Laffineur</text:p>
          </table:table-cell>
          <table:table-cell office:string-value="19.5h CM" office:value-type="string" table:number-rows-spanned="1" table:style-name="ae30942">
            <text:p>19.5h CM</text:p>
          </table:table-cell>
          <table:table-cell office:string-value="19.5h TD" office:value-type="string" table:number-rows-spanned="1" table:style-name="aaed5d5">
            <text:p>19.5h TD</text:p>
          </table:table-cell>
          <table:table-cell table:number-rows-spanned="1" table:style-name="a13d479"/>
          <table:table-cell office:string-value="6" office:value-type="string" table:number-rows-spanned="1" table:style-name="a4f4026">
            <text:p>6</text:p>
          </table:table-cell>
          <table:table-cell table:number-rows-spanned="1" table:style-name="a8c6e20"/>
          <table:table-cell table:number-rows-spanned="1" table:style-name="a0c4232"/>
          <table:table-cell table:number-rows-spanned="1" table:style-name="a7f05f0"/>
          <table:table-cell table:number-rows-spanned="1" table:style-name="a7f4eeb"/>
          <table:table-cell table:number-rows-spanned="1" table:style-name="a3bda78"/>
        </table:table-row>
        <table:table-row>
          <table:table-cell/>
          <table:table-cell office:string-value="LV2 (Allemand / Espagnol)" office:value-type="string" table:number-rows-spanned="1" table:style-name="a1242dd">
            <text:p>LV2 (Allemand / Espagnol)</text:p>
          </table:table-cell>
          <table:table-cell office:string-value="A1ALL01&#13;&#10;A1ESP01" office:value-type="string" table:number-rows-spanned="1" table:style-name="afead99">
            <text:p>A1ALL01<text:line-break/>A1ESP01</text:p>
          </table:table-cell>
          <table:table-cell office:string-value="Quinchon-Caudal&#13;&#10;Amisse" office:value-type="string" table:number-rows-spanned="1" table:style-name="ab97318">
            <text:p>Quinchon-Caudal<text:line-break/>Amisse</text:p>
          </table:table-cell>
          <table:table-cell office:string-value="Tudoran&#13;&#10;Barrera Guarin&#13;&#10;Jareno Gila" office:value-type="string" table:number-rows-spanned="1" table:style-name="a2b0364">
            <text:p>Tudoran<text:line-break/>Barrera Guarin<text:line-break/>Jareno Gila</text:p>
          </table:table-cell>
          <table:table-cell table:number-rows-spanned="1" table:style-name="a40cef6"/>
          <table:table-cell office:string-value="18.0h TD" office:value-type="string" table:number-rows-spanned="1" table:style-name="a197d93">
            <text:p>18.0h TD</text:p>
          </table:table-cell>
          <table:table-cell table:number-rows-spanned="1" table:style-name="adc88a6"/>
          <table:table-cell office:string-value="2 all&#13;&#10;3 esp" office:value-type="string" table:number-rows-spanned="1" table:style-name="a3f0f58">
            <text:p>2 all<text:line-break/>3 esp</text:p>
          </table:table-cell>
          <table:table-cell table:number-rows-spanned="1" table:style-name="ab68f86"/>
          <table:table-cell table:number-rows-spanned="1" table:style-name="a6c483b"/>
          <table:table-cell table:number-rows-spanned="1" table:style-name="a63282c"/>
          <table:table-cell table:number-rows-spanned="1" table:style-name="a2bb81f"/>
          <table:table-cell table:number-rows-spanned="1" table:style-name="a47f35e"/>
          <table:table-cell table:number-rows-spanned="1"/>
          <table:table-cell office:string-value="Anglais 2" office:value-type="string" table:number-rows-spanned="1" table:style-name="a3223df">
            <text:p>Anglais 2</text:p>
          </table:table-cell>
          <table:table-cell office:string-value="A1DEM13" office:value-type="string" table:number-rows-spanned="1" table:style-name="ae63b47">
            <text:p>A1DEM13</text:p>
          </table:table-cell>
          <table:table-cell office:string-value="Bourrel" office:value-type="string" table:number-rows-spanned="1" table:style-name="ab589aa">
            <text:p>Bourrel</text:p>
          </table:table-cell>
          <table:table-cell office:string-value="Lytle-Hassan&#13;&#10;Countcham&#13;&#10;Joyce&#13;&#10;Roque&#13;&#10;Pattie&#13;&#10;Whiteside&#13;&#10;Orgeret" office:value-type="string" table:number-rows-spanned="1" table:style-name="a7dad88">
            <text:p>Lytle-Hassan<text:line-break/>Countcham<text:line-break/>Joyce<text:line-break/>Roque<text:line-break/>Pattie<text:line-break/>Whiteside<text:line-break/>Orgeret</text:p>
          </table:table-cell>
          <table:table-cell table:number-rows-spanned="1" table:style-name="a4b3328"/>
          <table:table-cell office:string-value="19.5h CMTD" office:value-type="string" table:number-rows-spanned="1" table:style-name="ae993db">
            <text:p>19.5h CMTD</text:p>
          </table:table-cell>
          <table:table-cell table:number-rows-spanned="1" table:style-name="aef6d1a"/>
          <table:table-cell office:string-value="12" office:value-type="string" table:number-rows-spanned="1" table:style-name="a6e9155">
            <text:p>12</text:p>
          </table:table-cell>
          <table:table-cell table:number-rows-spanned="1" table:style-name="ac81979"/>
          <table:table-cell table:number-rows-spanned="1" table:style-name="a1beace"/>
          <table:table-cell table:number-rows-spanned="1" table:style-name="a728ea2"/>
          <table:table-cell table:number-rows-spanned="1" table:style-name="a83a915"/>
          <table:table-cell table:number-rows-spanned="1" table:style-name="a3aa411"/>
        </table:table-row>
        <table:table-row>
          <table:table-cell/>
          <table:table-cell office:string-value="Anglais soutien S1" office:value-type="string" table:number-rows-spanned="1" table:style-name="a1caf0b">
            <text:p>Anglais soutien S1</text:p>
          </table:table-cell>
          <table:table-cell office:string-value="A1SOU01" office:value-type="string" table:number-rows-spanned="1" table:style-name="a11a6d3">
            <text:p>A1SOU01</text:p>
          </table:table-cell>
          <table:table-cell office:string-value="Bourrel" office:value-type="string" table:number-rows-spanned="1" table:style-name="aff56b3">
            <text:p>Bourrel</text:p>
          </table:table-cell>
          <table:table-cell office:string-value="Joyce" office:value-type="string" table:number-rows-spanned="1" table:style-name="ae1760c">
            <text:p>Joyce</text:p>
          </table:table-cell>
          <table:table-cell table:number-rows-spanned="1" table:style-name="a307120"/>
          <table:table-cell office:string-value="19.5h TD" office:value-type="string" table:number-rows-spanned="1" table:style-name="ab058a3">
            <text:p>19.5h TD</text:p>
          </table:table-cell>
          <table:table-cell table:number-rows-spanned="1" table:style-name="a9be907"/>
          <table:table-cell office:string-value="1" office:value-type="string" table:number-rows-spanned="1" table:style-name="a173ed1">
            <text:p>1</text:p>
          </table:table-cell>
          <table:table-cell table:number-rows-spanned="1" table:style-name="a9b15ad"/>
          <table:table-cell table:number-rows-spanned="1" table:style-name="abf1c1a"/>
          <table:table-cell table:number-rows-spanned="1" table:style-name="abf5d5c"/>
          <table:table-cell table:number-rows-spanned="1" table:style-name="aedbb5b"/>
          <table:table-cell table:number-rows-spanned="1" table:style-name="a80fec7"/>
          <table:table-cell table:number-rows-spanned="1"/>
          <table:table-cell office:string-value="LV2 (Allemand / Espagnol)" office:value-type="string" table:number-rows-spanned="1" table:style-name="a557191">
            <text:p>LV2 (Allemand / Espagnol)</text:p>
          </table:table-cell>
          <table:table-cell office:string-value="" office:value-type="string" table:number-rows-spanned="1" table:style-name="aa7bb6d">
            <text:p/>
          </table:table-cell>
          <table:table-cell table:number-rows-spanned="1" table:style-name="a11326b"/>
          <table:table-cell table:number-rows-spanned="1" table:style-name="aca2dfb"/>
          <table:table-cell table:number-rows-spanned="1" table:style-name="a071a51"/>
          <table:table-cell office:string-value="19.5h TD" office:value-type="string" table:number-rows-spanned="1" table:style-name="a6973d4">
            <text:p>19.5h TD</text:p>
          </table:table-cell>
          <table:table-cell table:number-rows-spanned="1" table:style-name="abd236e"/>
          <table:table-cell office:string-value="2 all&#13;&#10;3 esp" office:value-type="string" table:number-rows-spanned="1" table:style-name="a52db64">
            <text:p>2 all<text:line-break/>3 esp</text:p>
          </table:table-cell>
          <table:table-cell table:number-rows-spanned="1" table:style-name="acafc22"/>
          <table:table-cell table:number-rows-spanned="1" table:style-name="a16fd14"/>
          <table:table-cell table:number-rows-spanned="1" table:style-name="a728f8a"/>
          <table:table-cell table:number-rows-spanned="1" table:style-name="a1a802f"/>
          <table:table-cell table:number-rows-spanned="1" table:style-name="a091b06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ea834f">
            <text:p>Anglais soutien S2</text:p>
          </table:table-cell>
          <table:table-cell office:string-value="A1SOU02" office:value-type="string" table:number-rows-spanned="1" table:style-name="a79dd24">
            <text:p>A1SOU02</text:p>
          </table:table-cell>
          <table:table-cell office:string-value="Bourrel" office:value-type="string" table:number-rows-spanned="1" table:style-name="ac74bee">
            <text:p>Bourrel</text:p>
          </table:table-cell>
          <table:table-cell office:string-value="Joyce" office:value-type="string" table:number-rows-spanned="1" table:style-name="a4b3dbc">
            <text:p>Joyce</text:p>
          </table:table-cell>
          <table:table-cell table:number-rows-spanned="1" table:style-name="aa605ec"/>
          <table:table-cell office:string-value="19.5h TD" office:value-type="string" table:number-rows-spanned="1" table:style-name="a111616">
            <text:p>19.5h TD</text:p>
          </table:table-cell>
          <table:table-cell table:number-rows-spanned="1" table:style-name="aed951b"/>
          <table:table-cell office:string-value="1" office:value-type="string" table:number-rows-spanned="1" table:style-name="ac5bb65">
            <text:p>1</text:p>
          </table:table-cell>
          <table:table-cell table:number-rows-spanned="1" table:style-name="aa80834"/>
          <table:table-cell table:number-rows-spanned="1" table:style-name="a3edcfc"/>
          <table:table-cell table:number-rows-spanned="1" table:style-name="a1b5daa"/>
          <table:table-cell table:number-rows-spanned="1" table:style-name="aae6af7"/>
          <table:table-cell table:number-rows-spanned="1" table:style-name="ade4050"/>
        </table:table-row>
        <table:table-row>
          <table:table-cell/>
          <table:table-cell office:string-value="COMMENTAIRES" office:value-type="string" table:number-rows-spanned="1" table:style-name="a344f3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a1d14c">
            <text:p>DROIT C2I</text:p>
          </table:table-cell>
          <table:table-cell office:string-value="A0MID21" office:value-type="string" table:number-rows-spanned="1" table:style-name="ac16add">
            <text:p>A0MID21</text:p>
          </table:table-cell>
          <table:table-cell table:number-rows-spanned="1" table:style-name="a361e7c"/>
          <table:table-cell office:string-value="Batusanski" office:value-type="string" table:number-rows-spanned="1" table:style-name="ad9be8a">
            <text:p>Batusanski</text:p>
          </table:table-cell>
          <table:table-cell office:string-value="18.0h CM" office:value-type="string" table:number-rows-spanned="1" table:style-name="aad6c44">
            <text:p>18.0h CM</text:p>
          </table:table-cell>
          <table:table-cell table:number-rows-spanned="1" table:style-name="abb0a85"/>
          <table:table-cell table:number-rows-spanned="1" table:style-name="a5c5428"/>
          <table:table-cell office:string-value="1" office:value-type="string" table:number-rows-spanned="1" table:style-name="a7d46e9">
            <text:p>1</text:p>
          </table:table-cell>
          <table:table-cell table:number-rows-spanned="1" table:style-name="a1ca09f"/>
          <table:table-cell table:number-rows-spanned="1" table:style-name="a7edf6f"/>
          <table:table-cell table:number-rows-spanned="1" table:style-name="a60073a"/>
          <table:table-cell table:number-rows-spanned="1" table:style-name="a5bd710"/>
          <table:table-cell table:number-rows-spanned="1" table:style-name="a61c722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43caae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